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6fb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<text:span text:style-name="T1">remote add origin</text:span> <text:a xlink:type="simple" xlink:href="http://10.10.16.125:8929/b114user34/wipr5g-assignment.git" text:style-name="Internet_20_link" text:visited-style-name="Visited_20_Internet_20_Link">http://10.10.16.125:8929/b114user34/wipr5g-assignment.git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7:18:09.248923516</meta:creation-date>
    <dc:date>2024-06-30T18:06:46.454376972</dc:date>
    <meta:editing-duration>PT24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79" meta:non-whitespace-character-count="75"/>
  </office:meta>
</office:document-meta>
</file>